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Narrow" svg:font-family="ArialNarrow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6552*"/>
    </style:style>
    <style:style style:name="Table1.B" style:family="table-column">
      <style:table-column-properties style:column-width="0.6924in" style:rel-column-width="6553*"/>
    </style:style>
    <style:style style:name="Table1.C" style:family="table-column">
      <style:table-column-properties style:column-width="0.6924in" style:rel-column-width="6554*"/>
    </style:style>
    <style:style style:name="Table1.J" style:family="table-column">
      <style:table-column-properties style:column-width="0.6924in" style:rel-column-width="655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J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J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J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 style:text-autospace="none"/>
      <style:text-properties style:font-name="ArialNarrow" fo:font-size="9pt" style:font-name-asian="ArialNarrow" style:font-size-asian="9pt" style:font-name-complex="ArialNarrow" style:font-size-complex="9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tential power supplies :</text:p>
      <text:p text:style-name="Standard"/>
      <text:p text:style-name="Standard">Due to the inrush current the 5 power it is better not to switch on the power supplies simultaneously, So a remote control is required.</text:p>
      <text:p text:style-name="Standard"/>
      <text:p text:style-name="Standard">5 year = 365 * 24 ~= <text:s/>9kh <text:s/>* 5 =45 kh <text:s text:c="3"/>for 5 units <text:s/>: </text:p>
      <text:p text:style-name="Standard"/>
      <text:p text:style-name="Standard">5V <text:s text:c="2"/>min current 110A 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 table:number-columns-repeated="3"/>
        <table:table-column table:style-name="Table1.B" table:number-columns-repeated="2"/>
        <table:table-column table:style-name="Table1.J"/>
        <table:table-row>
          <table:table-cell table:style-name="Table1.A1" office:value-type="string">
            <text:p text:style-name="P1">man </text:p>
          </table:table-cell>
          <table:table-cell table:style-name="Table1.A1" office:value-type="string">
            <text:p text:style-name="Table_20_Contents">max volt</text:p>
          </table:table-cell>
          <table:table-cell table:style-name="Table1.A1" office:value-type="string">
            <text:p text:style-name="Table_20_Contents">max A</text:p>
          </table:table-cell>
          <table:table-cell table:style-name="Table1.A1" office:value-type="string">
            <text:p text:style-name="Table_20_Contents">Hold<text:line-break/>time</text:p>
          </table:table-cell>
          <table:table-cell table:style-name="Table1.A1" office:value-type="string">
            <text:p text:style-name="Table_20_Contents">max pow</text:p>
          </table:table-cell>
          <table:table-cell table:style-name="Table1.A1" office:value-type="string">
            <text:p text:style-name="Table_20_Contents">eff</text:p>
          </table:table-cell>
          <table:table-cell table:style-name="Table1.A1" office:value-type="string">
            <text:p text:style-name="Table_20_Contents">noise</text:p>
          </table:table-cell>
          <table:table-cell table:style-name="Table1.A1" office:value-type="string">
            <text:p text:style-name="Table_20_Contents">Mtbf<text:line-break/>[kh]</text:p>
          </table:table-cell>
          <table:table-cell table:style-name="Table1.A1" office:value-type="string">
            <text:p text:style-name="Table_20_Contents">remote</text:p>
          </table:table-cell>
          <table:table-cell table:style-name="Table1.J1" office:value-type="string">
            <text:p text:style-name="Table_20_Contents">price</text:p>
          </table:table-cell>
        </table:table-row>
        <table:table-row>
          <table:table-cell table:style-name="Table1.A2" office:value-type="string">
            <text:p text:style-name="P1">RWS600B-5</text:p>
          </table:table-cell>
          <table:table-cell table:style-name="Table1.B2" office:value-type="float" office:value="5.7">
            <text:p text:style-name="Table_20_Contents">5.7</text:p>
          </table:table-cell>
          <table:table-cell table:style-name="Table1.B2" office:value-type="float" office:value="100">
            <text:p text:style-name="Table_20_Contents">100</text:p>
          </table:table-cell>
          <table:table-cell table:style-name="Table1.B2">
            <text:p text:style-name="Table_20_Contents"/>
          </table:table-cell>
          <table:table-cell table:style-name="Table1.B2" office:value-type="float" office:value="500">
            <text:p text:style-name="Table_20_Contents">500</text:p>
          </table:table-cell>
          <table:table-cell table:style-name="Table1.B2" office:value-type="float" office:value="76">
            <text:p text:style-name="Table_20_Contents">76</text:p>
          </table:table-cell>
          <table:table-cell table:style-name="Table1.A2" office:value-type="string">
            <text:p text:style-name="Table_20_Contents">120mV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float" office:value="190">
            <text:p text:style-name="Table_20_Contents">190</text:p>
          </table:table-cell>
        </table:table-row>
        <table:table-row>
          <table:table-cell table:style-name="Table1.A2" office:value-type="string">
            <text:p text:style-name="P1">HRPG- 6 0 0</text:p>
          </table:table-cell>
          <table:table-cell table:style-name="Table1.B2" office:value-type="float" office:value="5.8">
            <text:p text:style-name="Table_20_Contents">5.8</text:p>
          </table:table-cell>
          <table:table-cell table:style-name="Table1.B2">
            <text:p text:style-name="Table_20_Contents"/>
          </table:table-cell>
          <table:table-cell table:style-name="Table1.B2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" office:value-type="float" office:value="82">
            <text:p text:style-name="Table_20_Contents">82</text:p>
          </table:table-cell>
          <table:table-cell table:style-name="Table1.A2" office:value-type="string">
            <text:p text:style-name="Table_20_Contents">100mV</text:p>
          </table:table-cell>
          <table:table-cell table:style-name="Table1.B2" office:value-type="float" office:value="147">
            <text:p text:style-name="Table_20_Contents">147</text:p>
          </table:table-cell>
          <table:table-cell table:style-name="Table1.A2" office:value-type="string">
            <text:p text:style-name="Table_20_Contents">yes</text:p>
          </table:table-cell>
          <table:table-cell table:style-name="Table1.J2" office:value-type="float" office:value="112">
            <text:p text:style-name="Table_20_Contents">11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</table:table>
      <text:p text:style-name="Standard"/>
      <text:p text:style-name="Standard">mtbf given in 1000 hours ( kh) . <text:s/>1 year 24/24 <text:s text:c="2"/>&lt; 12.5 kh. <text:s/>so 5 year operation <text:s text:c="2"/>~ <text:s/>60 kh </text:p>
      <text:p text:style-name="Standard"/>
      <text:p text:style-name="Standard">https://www.cosel.co.jp/en/products/sub02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Narrow" svg:font-family="ArialNarrow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MS PMincho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m Beaumont</meta:initial-creator>
    <meta:creation-date>2016-06-08T14:46:48.56</meta:creation-date>
    <dc:date>2016-06-23T10:56:32.03</dc:date>
    <dc:creator>Wim Beaumont</dc:creator>
    <meta:editing-duration>PT5H51M23S</meta:editing-duration>
    <meta:editing-cycles>6</meta:editing-cycles>
    <meta:generator>OpenOffice/4.1.1$Win32 OpenOffice.org_project/411m6$Build-9775</meta:generator>
    <meta:document-statistic meta:table-count="1" meta:image-count="0" meta:object-count="0" meta:page-count="1" meta:paragraph-count="30" meta:word-count="103" meta:character-count="496"/>
  </office:meta>
</office:document-meta>
</file>